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2ee21" style:font-weight-asian="bold" style:font-weight-complex="bold"/>
    </style:style>
    <style:style style:name="P3" style:family="paragraph" style:parent-style-name="Standard">
      <style:text-properties fo:font-weight="bold" officeooo:paragraph-rsid="0015896f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2ee21" officeooo:paragraph-rsid="0012ee21" style:font-weight-asian="normal" style:font-weight-complex="normal"/>
    </style:style>
    <style:style style:name="P5" style:family="paragraph" style:parent-style-name="Standard" style:list-style-name="L1">
      <style:text-properties officeooo:paragraph-rsid="0012ee21"/>
    </style:style>
    <style:style style:name="P6" style:family="paragraph" style:parent-style-name="Standard">
      <style:text-properties officeooo:paragraph-rsid="0012ee21"/>
    </style:style>
    <style:style style:name="P7" style:family="paragraph" style:parent-style-name="Standard" style:list-style-name="L2">
      <style:text-properties officeooo:paragraph-rsid="001508af"/>
    </style:style>
    <style:style style:name="P8" style:family="paragraph" style:parent-style-name="Standard" style:list-style-name="L2">
      <style:text-properties officeooo:paragraph-rsid="0015896f"/>
    </style:style>
    <style:style style:name="P9" style:family="paragraph" style:parent-style-name="Standard">
      <style:text-properties officeooo:paragraph-rsid="001589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e2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Fine-Tune BERT for Text Classification?</text:p>
      <text:p text:style-name="P1"/>
      <text:list xml:id="list3014317492" text:style-name="L1">
        <text:list-item>
          <text:p text:style-name="P4">In this paper, we investigate how to maximize the utilization of BERT for the text classification task. </text:p>
        </text:list-item>
        <text:list-item>
          <text:p text:style-name="P4">We explore several ways of fine-tuning BERT to enhance its performance on text classification task. </text:p>
        </text:list-item>
        <text:list-item>
          <text:p text:style-name="P4">We design exhaustive experiments to make a detailed analysis of BERT</text:p>
        </text:list-item>
        <text:list-item>
          <text:p text:style-name="P4">We propose a general solution to fine-tune the pre-trained BERT model, which includes three steps: (1) further pre-train BERT on within-task training data or in-domain data; (2) optional fine-tuning BERT with multitask learning if several related tasks are available; (3) fine-tune BERT for the target task</text:p>
        </text:list-item>
        <text:list-item>
          <text:p text:style-name="P5"><text:span text:style-name="T2">We also investigate the fine-tuning methods for BERT on target task, including preprocess of long text, layer selection, layerwise learning rate, catastrophic forgetting, </text:span>and low-shot learning problems.</text:p>
        </text:list-item>
      </text:list>
      <text:p text:style-name="P6"/>
      <text:p text:style-name="P2">FinBERT: Financial Sentiment Analysis with Pre-trained Language Models</text:p>
      <text:p text:style-name="P2"/>
      <text:list xml:id="list3954152239" text:style-name="L2">
        <text:list-item>
          <text:p text:style-name="P7"><text:span text:style-name="T1">We conduct experiments to investigate several aspects of the model, including: </text:span></text:p>
          <text:list>
            <text:list-item>
              <text:p text:style-name="P7"><text:span text:style-name="T1">effects of further pre-training on financial corpus</text:span></text:p>
            </text:list-item>
            <text:list-item>
              <text:p text:style-name="P7"><text:span text:style-name="T1">training strategies to prevent catastrophic forgetting</text:span></text:p>
            </text:list-item>
            <text:list-item>
              <text:p text:style-name="P7"><text:span text:style-name="T1">fine-tuning only a small subset of model layers for decreasing training time without a significant drop in performance.</text:span></text:p>
            </text:list-item>
          </text:list>
        </text:list-item>
        <text:list-item>
          <text:p text:style-name="P8"><text:span text:style-name="T1">For measuring the performance of the techniques against catastrophic forgetting, we try four different settings: </text:span></text:p>
          <text:list>
            <text:list-item>
              <text:p text:style-name="P8"><text:span text:style-name="T1">No adjustment (NA)</text:span></text:p>
            </text:list-item>
            <text:list-item>
              <text:p text:style-name="P8"><text:span text:style-name="T1">only with slanted triangular learning rate (STL)</text:span></text:p>
            </text:list-item>
            <text:list-item>
              <text:p text:style-name="P8"><text:span text:style-name="T1">slanted triangular learning rate and gradual unfreezing (STL+GU) </text:span></text:p>
            </text:list-item>
            <text:list-item>
              <text:p text:style-name="P8"><text:span text:style-name="T1">and the techniques in the previous one, together with discriminative finetuning. </text:span></text:p>
            </text:list-item>
            <text:list-item>
              <text:p text:style-name="P8"><text:span text:style-name="T1">We report the performance of these four settings with loss on test function and trajectory of validation loss over training epochs.</text:span></text:p>
            </text:list-item>
            <text:list-item>
              <text:p text:style-name="P8"><text:span text:style-name="T1">Applying all three of the strategies produce the best performance in terms of test loss and accuracy. </text:span></text:p>
            </text:list-item>
            <text:list-item>
              <text:p text:style-name="P8"><text:span text:style-name="T1">Gradual unfreezing and discriminative fine-tuning have the same reasoning behind them: higher level features should be fine-tuned more than the lower level ones, since information learned from language modeling are mostly present in the lower levels. </text:span></text:p>
            </text:list-item>
            <text:list-item>
              <text:p text:style-name="P8"><text:span text:style-name="T1">We see from table 5 that using only discriminative fine-tuning with slanted triangular learning rates performs worse than using the slanted triangular learning rates alone. </text:span><text:span text:style-name="T3">This shows that gradual unfreezing is the most important technique for our case. </text:span></text:p>
            </text:list-item>
            <text:list-item>
              <text:p text:style-name="P8"><text:span text:style-name="T1">One way that catastrophic forgetting can show itself is the sudden increase in validation loss after several epochs. </text:span></text:p>
              <text:list>
                <text:list-item>
                  <text:p text:style-name="P8"><text:span text:style-name="T1">As model is trained, it quickly starts to overfit when no measure is taken accordingly.</text:span></text:p>
                </text:list-item>
                <text:list-item>
                  <text:p text:style-name="P8"><text:span text:style-name="T1">The model achieves the best performance on validation set after the first epoch and then starts to overfit. </text:span></text:p>
                </text:list-item>
                <text:list-item>
                  <text:p text:style-name="P8"><text:span text:style-name="T1">While with all three techniques applied, model is much more stable. </text:span></text:p>
                </text:list-item>
              </text:list>
            </text:list-item>
          </text:list>
        </text:list-item>
      </text:list>
      <text:p text:style-name="P9"><text:span text:style-name="T1"/></text:p>
      <text:p text:style-name="P3">Universal Language Model Fine-tuning for Text Classif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0:48:58.744906760</meta:creation-date>
    <dc:date>2020-03-22T11:57:12.614016321</dc:date>
    <meta:editing-duration>PT47M5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420" meta:character-count="2724" meta:non-whitespace-character-count="2339"/>
  </office:meta>
</office:document-meta>
</file>